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classByteBuddyMockMaker.resetMock( Object mock , MockHandler newHandler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ByteBuddyMockMaker.createMock( MockCreationSettings &lt; T &gt; settings , Mock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ubclassByteBuddyMockMaker.SubclassByteBuddyMockMaker( Sub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classByteBuddyMockMaker.describeClass( Class &lt; ?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classByteBuddyMockMaker.clearAll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ByteBuddyMockMaker.getHandler( Object 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classByteBuddyMockMaker.SubclassByteBuddyMock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ByteBuddyMockMaker.ensureMockIsAssignableToMockedType( MockCreationSettings &lt; T &gt; settings , 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classByteBuddyMockMaker.isTypeMockable( final Class &lt; ? &gt;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ubclassByteBuddyMockMaker.nonMockableReas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classByteBuddyMockMaker.describeClass( Object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lassByteBuddyMockMaker.createMockType( MockCreationSettings &lt; T &gt;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ubclassByteBuddyMockMaker.mock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classByteBuddyMockMaker.prettifyFailure( MockCreationSettings &lt; T &gt; mockFeatures , Exception generationFai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